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4pt" style:font-size-asian="12.25pt" style:font-size-complex="14pt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T1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2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 Condense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52"/><text:span text:style-name="T5">Core-Java Test</text:span></text:p>
      <text:p text:style-name="P3"/>
      <text:p text:style-name="P3"/>
      <text:p text:style-name="P3"><text:s text:c="26"/>Name:</text:p>
      <text:p text:style-name="P3"><text:s text:c="8"/>Marks Obtained:</text:p>
      <text:p text:style-name="Standard"><text:s text:c="22"/><text:span text:style-name="T6">Max Marks: <text:s/>100</text:span></text:p>
      <text:p text:style-name="P4"/>
      <text:p text:style-name="P4"/>
      <text:p text:style-name="P5"><text:span text:style-name="T4">Points to Note:</text:span><text:span text:style-name="T3"> </text:span></text:p>
      <text:list xml:id="list503583766" text:style-name="L1">
        <text:list-item>
          <text:p text:style-name="P10">No question is optional.</text:p>
        </text:list-item>
        <text:list-item>
          <text:p text:style-name="P10">plan your time well so as to attempt all questions.</text:p>
        </text:list-item>
        <text:list-item>
          <text:p text:style-name="P9">Total time available is 2 hour 30 minutes</text:p>
        </text:list-item>
      </text:list>
      <text:p text:style-name="P6"><text:s/><text:span text:style-name="T7"><text:s text:c="3"/>Do your Best</text:span></text:p>
      <text:p text:style-name="P2"/>
      <text:p text:style-name="Standard"/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s text:c="17"/><text:span text:style-name="T3">Max-Marks</text:span></text:p>
          </table:table-cell>
          <table:table-cell table:style-name="Table1.C1" office:value-type="string">
            <text:p text:style-name="P8"><text:s text:c="9"/>Marks Obtained</text:p>
          </table:table-cell>
        </table:table-row>
        <table:table-row>
          <table:table-cell table:style-name="Table1.A2" office:value-type="string">
            <text:p text:style-name="P8">Section A</text:p>
          </table:table-cell>
          <table:table-cell table:style-name="Table1.A2" office:value-type="string">
            <text:p text:style-name="Table_20_Contents"><text:s text:c="23"/><text:span text:style-name="T3">10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ection B</text:p>
          </table:table-cell>
          <table:table-cell table:style-name="Table1.A2" office:value-type="string">
            <text:p text:style-name="Table_20_Contents"><text:s text:c="23"/><text:span text:style-name="T3">60</text:span>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Section C</text:p>
          </table:table-cell>
          <table:table-cell table:style-name="Table1.A2" office:value-type="string">
            <text:p text:style-name="P8"><text:s text:c="23"/>30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45"/><text:span text:style-name="T1">SECTION-A (10 * 1 = 10)</text:span></text:p>
      <text:p text:style-name="Standard"/>
      <text:p text:style-name="Standard"/>
      <text:p text:style-name="Standard">1. Which one of these lists contains only Java programming language keywords? </text:p>
      <text:p text:style-name="Standard"><text:tab/> <text:s text:c="3"/>A. <text:tab/>class, if, void, long, Int, continue </text:p>
      <text:p text:style-name="Standard"><text:tab/> <text:s text:c="3"/>B. <text:tab/>goto, instanceof, native, finally, default, throws </text:p>
      <text:p text:style-name="Standard"><text:tab/> <text:s text:c="3"/>C. <text:tab/>try, virtual, throw, final, volatile, transient </text:p>
      <text:p text:style-name="Standard"><text:tab/> <text:s text:c="3"/>D. <text:tab/>strictfp, constant, super, implements, do </text:p>
      <text:p text:style-name="Standard"><text:tab/> <text:s text:c="3"/>E. <text:tab/>byte, break, assert, switch, include </text:p>
      <text:p text:style-name="Standard"/>
      <text:p text:style-name="Standard">2. interface Base </text:p>
      <text:p text:style-name="Standard"><text:s text:c="4"/>{ </text:p>
      <text:p text:style-name="Standard"><text:s text:c="6"/>boolean m1 (); </text:p>
      <text:p text:style-name="Standard"><text:s text:c="6"/>byte m2(short s); </text:p>
      <text:p text:style-name="Standard"><text:s text:c="4"/>} </text:p>
      <text:p text:style-name="Standard"/>
      <text:p text:style-name="Standard"><text:s text:c="3"/>which two code fragments will compile? </text:p>
      <text:p text:style-name="Standard"/>
      <text:p text:style-name="Standard"><text:s text:c="2"/><text:tab/>1, interface Base2 implements Base {} </text:p>
      <text:p text:style-name="Standard"><text:s text:c="2"/><text:tab/>2, abstract class Class2 extends Base </text:p>
      <text:p text:style-name="Standard"><text:s text:c="2"/><text:tab/> <text:s text:c="2"/>{ public boolean m1(){ return true; }} </text:p>
      <text:p text:style-name="Standard"><text:s text:c="2"/><text:tab/>3, abstract class Class2 implements Base {} </text:p>
      <text:p text:style-name="Standard"><text:s text:c="2"/><text:tab/>4, abstract class Class2 implements Base </text:p>
      <text:p text:style-name="Standard"><text:s text:c="2"/><text:tab/> <text:s text:c="2"/>{ public boolean m1(){ return (7 &gt; 4); }} </text:p>
      <text:p text:style-name="Standard"><text:s text:c="2"/><text:tab/>5, <text:s/>abstract class Class2 implements Base </text:p>
      <text:p text:style-name="Standard"><text:s text:c="2"/><text:tab/> <text:s text:c="2"/>{ protected boolean m1(){ return (5 &gt; 7) }} </text:p>
      <text:p text:style-name="Standard"/>
      <text:p text:style-name="Standard"><text:s text:c="2"/><text:tab/> <text:s/>A. 1 and 2<text:tab/> <text:s text:c="2"/></text:p>
      <text:p text:style-name="Standard"><text:s text:c="2"/><text:tab/> <text:s/>B. 2 and 3 </text:p>
      <text:p text:style-name="Standard"><text:s text:c="2"/><text:tab/> <text:s/>C. 3 and 4<text:tab/> <text:s/></text:p>
      <text:p text:style-name="Standard"><text:s text:c="2"/><text:tab/> <text:s/>D. 1 and 5 </text:p>
      <text:p text:style-name="Standard"/>
      <text:p text:style-name="Standard">3. Which two of the following are legal declarations for nonnested <text:s text:c="2"/>classes and interfaces? </text:p>
      <text:p text:style-name="Standard"/>
      <text:p text:style-name="Standard"><text:s text:c="3"/><text:tab/>1, final abstract class Test {} </text:p>
      <text:p text:style-name="Standard"><text:s text:c="3"/><text:tab/>2, public static interface Test {} </text:p>
      <text:p text:style-name="Standard"><text:s text:c="3"/><text:tab/>3, final public class Test {} </text:p>
      <text:p text:style-name="Standard"><text:s text:c="3"/><text:tab/>4, protected abstract class Test {} </text:p>
      <text:p text:style-name="Standard"><text:s text:c="3"/><text:tab/>5, protected interface Test {} </text:p>
      <text:p text:style-name="Standard"><text:s text:c="3"/><text:tab/>6, abstract public class Test {} </text:p>
      <text:p text:style-name="Standard"/>
      <text:p text:style-name="Standard"><text:s text:c="3"/><text:tab/>A. 1 and 4<text:tab/> </text:p>
      <text:p text:style-name="Standard"><text:s text:c="3"/><text:tab/>B. 2 and 5 </text:p>
      <text:p text:style-name="Standard"><text:s text:c="3"/><text:tab/>C. 3 and 6<text:tab/> <text:s text:c="2"/></text:p>
      <text:list xml:id="list1327037407" text:style-name="L2">
        <text:list-item>
          <text:p text:style-name="P11">4 and 6</text:p>
          <text:p text:style-name="P11"/>
        </text:list-item>
      </text:list>
      <text:p text:style-name="Standard"/>
      <text:p text:style-name="Standard">4. What will be the output of the program? </text:p>
      <text:p text:style-name="Standard"/>
      <text:p text:style-name="Standard"><text:soft-page-break/><text:s text:c="3"/>class PassS </text:p>
      <text:p text:style-name="Standard"><text:s text:c="3"/>{ </text:p>
      <text:p text:style-name="Standard"><text:s text:c="4"/>public static void main(String [] args) </text:p>
      <text:p text:style-name="Standard"><text:s text:c="4"/>{ </text:p>
      <text:p text:style-name="Standard"><text:s text:c="8"/>PassS p = new PassS(); </text:p>
      <text:p text:style-name="Standard"><text:s text:c="8"/>p.start(); </text:p>
      <text:p text:style-name="Standard"><text:s text:c="4"/>} </text:p>
      <text:p text:style-name="Standard"><text:s text:c="2"/></text:p>
      <text:p text:style-name="Standard"><text:s text:c="4"/>void start() </text:p>
      <text:p text:style-name="Standard"><text:s text:c="4"/>{ </text:p>
      <text:p text:style-name="Standard"><text:s text:c="8"/>String s1 = "slip"; </text:p>
      <text:p text:style-name="Standard"><text:s text:c="8"/>String s2 = fix(s1); </text:p>
      <text:p text:style-name="Standard"><text:s text:c="8"/>System.out.println(s1 + " " + s2); </text:p>
      <text:p text:style-name="Standard"><text:s text:c="4"/>} </text:p>
      <text:p text:style-name="Standard"><text:s/></text:p>
      <text:p text:style-name="Standard"><text:s text:c="4"/>String fix(String s1) </text:p>
      <text:p text:style-name="Standard"><text:s text:c="4"/>{ </text:p>
      <text:p text:style-name="Standard"><text:s text:c="8"/>s1 = s1 + "stream"; </text:p>
      <text:p text:style-name="Standard"><text:s text:c="8"/>System.out.print(s1 + " "); </text:p>
      <text:p text:style-name="Standard"><text:s text:c="8"/>return "stream"; </text:p>
      <text:p text:style-name="Standard"><text:s text:c="4"/>} </text:p>
      <text:p text:style-name="Standard"><text:s text:c="3"/>} </text:p>
      <text:p text:style-name="Standard"/>
      <text:p text:style-name="Standard"><text:tab/> <text:s/>A. slip stream </text:p>
      <text:p text:style-name="Standard"><text:tab/> <text:s/>B. slipstream stream </text:p>
      <text:p text:style-name="Standard"><text:tab/> <text:s/>C. stream slip stream </text:p>
      <text:p text:style-name="Standard"><text:tab/> <text:s/>D. slipstream slip stream </text:p>
      <text:p text:style-name="Standard"/>
      <text:p text:style-name="Standard">5. What will be the output of the program? </text:p>
      <text:p text:style-name="Standard"/>
      <text:p text:style-name="Standard"><text:s text:c="3"/>class Test </text:p>
      <text:p text:style-name="Standard"><text:s text:c="3"/>{ </text:p>
      <text:p text:style-name="Standard"><text:s text:c="4"/>static int s; </text:p>
      <text:p text:style-name="Standard"><text:s text:c="4"/>public static void main(String [] args) </text:p>
      <text:p text:style-name="Standard"><text:s text:c="4"/>{ </text:p>
      <text:p text:style-name="Standard"><text:s text:c="8"/>Test p = new Test(); </text:p>
      <text:p text:style-name="Standard"><text:s text:c="8"/>p.start(); </text:p>
      <text:p text:style-name="Standard"><text:s text:c="8"/>System.out.println(s); </text:p>
      <text:p text:style-name="Standard"><text:s text:c="4"/>} </text:p>
      <text:p text:style-name="Standard"/>
      <text:p text:style-name="Standard"><text:s text:c="4"/>void start() </text:p>
      <text:p text:style-name="Standard"><text:s text:c="4"/>{ </text:p>
      <text:p text:style-name="Standard"><text:s text:c="8"/>int x = 7; </text:p>
      <text:p text:style-name="Standard"><text:s text:c="8"/>twice(x); </text:p>
      <text:p text:style-name="Standard"><text:s text:c="8"/>System.out.print(x + " "); </text:p>
      <text:p text:style-name="Standard"><text:s text:c="4"/>} </text:p>
      <text:p text:style-name="Standard"/>
      <text:p text:style-name="Standard"><text:s text:c="4"/>void twice(int x) </text:p>
      <text:p text:style-name="Standard"><text:s text:c="4"/>{ </text:p>
      <text:p text:style-name="Standard"><text:s text:c="8"/>x = x*2; </text:p>
      <text:p text:style-name="Standard"><text:soft-page-break/><text:s text:c="8"/>s = x; </text:p>
      <text:p text:style-name="Standard"><text:s text:c="4"/>} </text:p>
      <text:p text:style-name="Standard"><text:s text:c="3"/>} </text:p>
      <text:p text:style-name="Standard"/>
      <text:p text:style-name="Standard"><text:s text:c="3"/><text:tab/>A. 7 7</text:p>
      <text:p text:style-name="Standard"><text:s text:c="3"/><text:tab/>B. 7 14 </text:p>
      <text:p text:style-name="Standard"><text:s text:c="3"/><text:tab/>C. 14 0</text:p>
      <text:p text:style-name="Standard"><text:s text:c="3"/><text:tab/>D. 14 14 </text:p>
      <text:p text:style-name="Standard"/>
      <text:p text:style-name="Standard">6. What will be the output of the program? </text:p>
      <text:p text:style-name="Standard"/>
      <text:p text:style-name="Standard"><text:s text:c="3"/>public class If2 </text:p>
      <text:p text:style-name="Standard"><text:s text:c="3"/>{ </text:p>
      <text:p text:style-name="Standard"><text:s text:c="4"/>static boolean b1, b2; </text:p>
      <text:p text:style-name="Standard"><text:s text:c="4"/>public static void main(String [] args) </text:p>
      <text:p text:style-name="Standard"><text:s text:c="4"/>{ </text:p>
      <text:p text:style-name="Standard"><text:s text:c="8"/>int x = 0; </text:p>
      <text:p text:style-name="Standard"><text:s text:c="8"/>if ( !b1 ) /* Line 7 */ </text:p>
      <text:p text:style-name="Standard"><text:s text:c="8"/>{ </text:p>
      <text:p text:style-name="Standard"><text:s text:c="12"/>if ( !b2 ) /* Line 9 */ </text:p>
      <text:p text:style-name="Standard"><text:s text:c="12"/>{ </text:p>
      <text:p text:style-name="Standard"><text:s text:c="16"/>b1 = true; </text:p>
      <text:p text:style-name="Standard"><text:s text:c="16"/>x++; </text:p>
      <text:p text:style-name="Standard"><text:s text:c="16"/>if ( 5 &gt; 6 ) </text:p>
      <text:p text:style-name="Standard"><text:s text:c="16"/>{ </text:p>
      <text:p text:style-name="Standard"><text:s text:c="20"/>x++; </text:p>
      <text:p text:style-name="Standard"><text:s text:c="16"/>} </text:p>
      <text:p text:style-name="Standard"><text:s text:c="16"/>if ( !b1 ) </text:p>
      <text:p text:style-name="Standard"><text:s text:c="20"/>x = x + 10; </text:p>
      <text:p text:style-name="Standard"><text:s text:c="16"/>else if ( b2 = true ) /* Line 19 */ </text:p>
      <text:p text:style-name="Standard"><text:s text:c="20"/>x = x + 100; </text:p>
      <text:p text:style-name="Standard"><text:s text:c="16"/>else if ( b1 | b2 ) /* Line 21 */ </text:p>
      <text:p text:style-name="Standard"><text:s text:c="20"/>x = x + 1000; </text:p>
      <text:p text:style-name="Standard"><text:s text:c="12"/>} </text:p>
      <text:p text:style-name="Standard"><text:s text:c="8"/>} </text:p>
      <text:p text:style-name="Standard"><text:s text:c="8"/>System.out.println(x); </text:p>
      <text:p text:style-name="Standard"><text:s text:c="4"/>} </text:p>
      <text:p text:style-name="Standard"><text:s text:c="3"/>} </text:p>
      <text:p text:style-name="Standard"/>
      <text:p text:style-name="Standard"><text:s text:c="4"/><text:tab/>A. 0<text:tab/><text:line-break/> <text:s text:c="3"/><text:tab/>B. 1 </text:p>
      <text:p text:style-name="Standard"><text:s text:c="4"/><text:tab/>C. 101</text:p>
      <text:p text:style-name="Standard"><text:s text:c="4"/><text:tab/>D. 111 </text:p>
      <text:p text:style-name="Standard"/>
      <text:p text:style-name="Standard">7. Which of the following would compile without error? </text:p>
      <text:p text:style-name="Standard"><text:s text:c="4"/><text:tab/>A. int a = Math.abs(-5); </text:p>
      <text:p text:style-name="Standard"><text:s text:c="4"/><text:tab/>B. int b = Math.abs(5.0); </text:p>
      <text:p text:style-name="Standard"><text:s text:c="4"/><text:tab/>C. int c = Math.abs(5.5F); </text:p>
      <text:list xml:id="list589008319" text:style-name="L3">
        <text:list-item>
          <text:p text:style-name="P12">int d = Math.abs(5L);</text:p>
          <text:p text:style-name="P12"/>
        </text:list-item>
      </text:list>
      <text:p text:style-name="Standard"><text:soft-page-break/></text:p>
      <text:p text:style-name="Standard"/>
      <text:p text:style-name="Standard">8. What will be the output of the program? </text:p>
      <text:p text:style-name="Standard"/>
      <text:p text:style-name="Standard"><text:s text:c="3"/>public class ObjComp </text:p>
      <text:p text:style-name="Standard"><text:s text:c="3"/>{ </text:p>
      <text:p text:style-name="Standard"><text:s text:c="4"/>public static void main(String [] args ) </text:p>
      <text:p text:style-name="Standard"><text:s text:c="4"/>{ </text:p>
      <text:p text:style-name="Standard"><text:s text:c="8"/>int result = 0; </text:p>
      <text:p text:style-name="Standard"><text:s text:c="8"/>ObjComp oc = new ObjComp(); </text:p>
      <text:p text:style-name="Standard"><text:s text:c="8"/>Object o = oc; </text:p>
      <text:p text:style-name="Standard"/>
      <text:p text:style-name="Standard"><text:s text:c="8"/>if (o == oc) <text:s/></text:p>
      <text:p text:style-name="Standard"><text:s text:c="12"/>result = 1; </text:p>
      <text:p text:style-name="Standard"><text:s text:c="8"/>if (o != oc) <text:s/></text:p>
      <text:p text:style-name="Standard"><text:s text:c="12"/>result = result + 10; </text:p>
      <text:p text:style-name="Standard"><text:s text:c="8"/>if (o.equals(oc) ) <text:s/></text:p>
      <text:p text:style-name="Standard"><text:s text:c="12"/>result = result + 100; </text:p>
      <text:p text:style-name="Standard"><text:s text:c="8"/>if (oc.equals(o) ) <text:s/></text:p>
      <text:p text:style-name="Standard"><text:s text:c="12"/>result = result + 1000; </text:p>
      <text:p text:style-name="Standard"/>
      <text:p text:style-name="Standard"><text:s text:c="8"/>System.out.println("result = " + result); </text:p>
      <text:p text:style-name="Standard"><text:s text:c="4"/>} </text:p>
      <text:p text:style-name="Standard"><text:s text:c="3"/>} </text:p>
      <text:p text:style-name="Standard"/>
      <text:p text:style-name="Standard"><text:s text:c="4"/><text:tab/>A. 1 </text:p>
      <text:p text:style-name="Standard"><text:s text:c="4"/><text:tab/>B. 10 </text:p>
      <text:p text:style-name="Standard"><text:s text:c="4"/><text:tab/>C. 101 </text:p>
      <text:p text:style-name="Standard"><text:s text:c="4"/><text:tab/>D. 1101 </text:p>
      <text:p text:style-name="Standard"/>
      <text:p text:style-name="Standard">9. What will be the output of the program? </text:p>
      <text:p text:style-name="Standard"/>
      <text:p text:style-name="Standard"><text:s text:c="3"/>public class ExamQuestion6 </text:p>
      <text:p text:style-name="Standard"><text:s text:c="3"/>{ </text:p>
      <text:p text:style-name="Standard"><text:s text:c="4"/>static int x; </text:p>
      <text:p text:style-name="Standard"><text:s text:c="4"/>boolean catch() </text:p>
      <text:p text:style-name="Standard"><text:s text:c="4"/>{ </text:p>
      <text:p text:style-name="Standard"><text:s text:c="8"/>x++; </text:p>
      <text:p text:style-name="Standard"><text:s text:c="8"/>return true; </text:p>
      <text:p text:style-name="Standard"><text:s text:c="4"/>} </text:p>
      <text:p text:style-name="Standard"><text:s text:c="4"/>public static void main(String[] args) </text:p>
      <text:p text:style-name="Standard"><text:s text:c="4"/>{ </text:p>
      <text:p text:style-name="Standard"><text:s text:c="8"/>x=0; </text:p>
      <text:p text:style-name="Standard"><text:s text:c="8"/>if ((catch() | catch()) || catch()) </text:p>
      <text:p text:style-name="Standard"><text:s text:c="12"/>x++; </text:p>
      <text:p text:style-name="Standard"><text:s text:c="8"/>System.out.println(x); </text:p>
      <text:p text:style-name="Standard"><text:s text:c="4"/>} </text:p>
      <text:p text:style-name="Standard"><text:s text:c="3"/>} </text:p>
      <text:p text:style-name="Standard"/>
      <text:p text:style-name="Standard"><text:s text:c="3"/><text:tab/>A. 1 </text:p>
      <text:p text:style-name="Standard"><text:soft-page-break/><text:s text:c="3"/><text:tab/>B. 2 </text:p>
      <text:p text:style-name="Standard"><text:s text:c="3"/><text:tab/>C. 3 </text:p>
      <text:p text:style-name="Standard"><text:s text:c="3"/><text:tab/>D. Compilation Fails </text:p>
      <text:p text:style-name="Standard"/>
      <text:p text:style-name="Standard">10. What will be the output of the program? </text:p>
      <text:p text:style-name="Standard"/>
      <text:p text:style-name="Standard"><text:s text:c="3"/>public class Test </text:p>
      <text:p text:style-name="Standard"><text:s text:c="3"/>{ </text:p>
      <text:p text:style-name="Standard"><text:s text:c="4"/>public int aMethod() </text:p>
      <text:p text:style-name="Standard"><text:s text:c="4"/>{ </text:p>
      <text:p text:style-name="Standard"><text:s text:c="8"/>static int i = 0; </text:p>
      <text:p text:style-name="Standard"><text:s text:c="8"/>i++; </text:p>
      <text:p text:style-name="Standard"><text:s text:c="8"/>return i; </text:p>
      <text:p text:style-name="Standard"><text:s text:c="4"/>} </text:p>
      <text:p text:style-name="Standard"><text:s text:c="4"/>public static void main(String args[]) </text:p>
      <text:p text:style-name="Standard"><text:s text:c="4"/>{ </text:p>
      <text:p text:style-name="Standard"><text:s text:c="8"/>Test test = new Test(); </text:p>
      <text:p text:style-name="Standard"><text:s text:c="8"/>test.aMethod(); </text:p>
      <text:p text:style-name="Standard"><text:s text:c="8"/>int j = test.aMethod(); </text:p>
      <text:p text:style-name="Standard"><text:s text:c="8"/>System.out.println(j); </text:p>
      <text:p text:style-name="Standard"><text:s text:c="4"/>} </text:p>
      <text:p text:style-name="Standard"><text:s text:c="3"/>} </text:p>
      <text:p text:style-name="Standard"/>
      <text:p text:style-name="Standard"><text:s text:c="4"/><text:tab/>A. 0<text:tab/> <text:s text:c="3"/></text:p>
      <text:p text:style-name="Standard"><text:s text:c="4"/><text:tab/>B. 1 </text:p>
      <text:p text:style-name="Standard"><text:s text:c="4"/><text:tab/>C. 2<text:tab/> <text:s text:c="3"/></text:p>
      <text:p text:style-name="Standard"><text:s text:c="4"/><text:tab/>D. Compilation fails.</text:p>
      <text:p text:style-name="Standard"/>
      <text:p text:style-name="P1"/>
      <text:p text:style-name="P1"><text:s text:c="49"/><text:span text:style-name="T1">SECTION-B</text:span><text:span text:style-name="T2"> (10 * 6 = 60)</text:span></text:p>
      <text:p text:style-name="P7"/>
      <text:p text:style-name="P1">11. Explain about ExceptionHandling mechanism in java?</text:p>
      <text:p text:style-name="P1">12. Explain about Multi-Threading concept in java?</text:p>
      <text:p text:style-name="P1">13. Explain about Collection frame-work in java?</text:p>
      <text:p text:style-name="P1">14. Explain about Lang package in java?</text:p>
      <text:p text:style-name="P1">15. Explain about IOStreams in java?</text:p>
      <text:p text:style-name="P1">16. Explain about the role of Garbage Collection in java?</text:p>
      <text:p text:style-name="P1">17. Explain about enum's in java?</text:p>
      <text:p text:style-name="P1">18. Explain about cursors used in Collection frame-work in java?</text:p>
      <text:p text:style-name="P1">19. Explain about Assertions in java?</text:p>
      <text:p text:style-name="Standard">20. Explain about custom packages in java? </text:p>
      <text:p text:style-name="Standard"/>
      <text:p text:style-name="Standard"><text:s text:c="51"/><text:span text:style-name="T1">SECTION-C </text:span><text:span text:style-name="T2">(3 * 10 = 30)</text:span></text:p>
      <text:p text:style-name="Standard"/>
      <text:p text:style-name="Standard">21. Write a program in java for storing a object in file and also retriving from a file (Serialization and De-Serialization). </text:p>
      <text:p text:style-name="Standard">22. Write a program in java using HashMap or TreeSet which should retrive both key-value pair using Iterator interface.</text:p>
      <text:p text:style-name="Standard">23. Write a producer-consumer program in jav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 text:c="41"/>Emertxe Information Technologies (P) Ltd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_Reddy </meta:initial-creator>
    <meta:creation-date>2012-03-24T12:26:05</meta:creation-date>
    <dc:date>2013-03-18T15:58:35</dc:date>
    <dc:creator>Karthik Reddy</dc:creator>
    <meta:editing-duration>PT1H27M34S</meta:editing-duration>
    <meta:editing-cycles>39</meta:editing-cycles>
    <meta:generator>LibreOffice/3.5$Linux_x86 LibreOffice_project/350m1$Build-2</meta:generator>
    <meta:document-statistic meta:table-count="1" meta:image-count="0" meta:object-count="0" meta:page-count="6" meta:paragraph-count="223" meta:word-count="861" meta:character-count="5815" meta:non-whitespace-character-count="3615"/>
  </office:meta>
</office:document-meta>
</file>